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799in" style:rel-column-width="32931*"/>
    </style:style>
    <style:style style:name="Table1.B" style:family="table-column">
      <style:table-column-properties style:column-width="3.4451in" style:rel-column-width="32604*"/>
    </style:style>
    <style:style style:name="Table1.1" style:family="table-row">
      <style:table-row-properties style:min-row-height="0.0007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style:min-row-height="0.0007in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0.0007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min-row-height="0.0007in"/>
    </style:style>
    <style:style style:name="Table7.A1" style:family="table-cell">
      <style:table-cell-properties fo:padding="0.0382in" fo:border="none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4.375in"/>
    </style:style>
    <style:style style:name="Table15.B" style:family="table-column">
      <style:table-column-properties style:column-width="2.5521in"/>
    </style:style>
    <style:style style:name="Table15.A1" style:family="table-cell">
      <style:table-cell-properties fo:padding="0.0382in" fo:border="none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4.5in"/>
    </style:style>
    <style:style style:name="Table4.B" style:family="table-column">
      <style:table-column-properties style:column-width="2.4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style:min-row-height="0.0007in"/>
    </style:style>
    <style:style style:name="Table8.A1" style:family="table-cell">
      <style:table-cell-properties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="none"/>
    </style:style>
    <style:style style:name="Table17.2" style:family="table-row">
      <style:table-row-properties style:min-row-height="0.2632in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5.125in"/>
    </style:style>
    <style:style style:name="Table6.B" style:family="table-column">
      <style:table-column-properties style:column-width="1.8021in"/>
    </style:style>
    <style:style style:name="Table6.A1" style:family="table-cell">
      <style:table-cell-properties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none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3.1875in"/>
    </style:style>
    <style:style style:name="Table16.B" style:family="table-column">
      <style:table-column-properties style:column-width="3.7396in"/>
    </style:style>
    <style:style style:name="Table16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10pt" officeooo:paragraph-rsid="0015b6b0" style:font-size-asian="10pt" style:font-size-complex="10pt"/>
    </style:style>
    <style:style style:name="P2" style:family="paragraph" style:parent-style-name="Standard">
      <style:text-properties fo:font-size="10pt" officeooo:paragraph-rsid="003c7e0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paragraph-rsid="003c7e01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officeooo:paragraph-rsid="00516ec2" style:font-size-asian="10pt" style:font-size-complex="10pt"/>
    </style:style>
    <style:style style:name="P6" style:family="paragraph" style:parent-style-name="Standard">
      <style:text-properties fo:font-size="10pt" officeooo:rsid="00588f04" officeooo:paragraph-rsid="00588f04" style:font-size-asian="10pt" style:font-size-complex="10pt"/>
    </style:style>
    <style:style style:name="P7" style:family="paragraph" style:parent-style-name="Table_20_Contents">
      <style:text-properties fo:font-size="10pt" officeooo:rsid="005c9e66" officeooo:paragraph-rsid="005c9e66" style:font-size-asian="10pt" style:font-size-complex="10pt"/>
    </style:style>
    <style:style style:name="P8" style:family="paragraph" style:parent-style-name="Standard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9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148e14" officeooo:paragraph-rsid="004d2adb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0pt" officeooo:rsid="0060aa0d" officeooo:paragraph-rsid="0060aa0d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/>
      <style:text-properties fo:font-size="10pt" officeooo:paragraph-rsid="005717b0" style:font-size-asian="10pt" style:font-size-complex="10pt"/>
    </style:style>
    <style:style style:name="P12" style:family="paragraph" style:parent-style-name="Standard">
      <style:text-properties fo:font-size="10pt" officeooo:paragraph-rsid="004ad8ba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Standard">
      <style:text-properties fo:font-size="10pt" officeooo:rsid="003c7e01" officeooo:paragraph-rsid="00540175" style:font-size-asian="10pt" style:font-size-complex="10pt"/>
    </style:style>
    <style:style style:name="P15" style:family="paragraph" style:parent-style-name="Standard">
      <style:text-properties fo:font-size="10pt" fo:font-weight="normal" officeooo:rsid="00257af7" officeooo:paragraph-rsid="003c7e0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57af7" officeooo:paragraph-rsid="0070374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weight="normal" officeooo:rsid="003c7e01" officeooo:paragraph-rsid="00540175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size="10pt" fo:font-weight="normal" officeooo:rsid="003c7e01" officeooo:paragraph-rsid="009500b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.0402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style:contextual-spacing="false"/>
      <style:text-properties fo:font-size="10pt" fo:font-weight="normal" officeooo:rsid="00149397" officeooo:paragraph-rsid="004c1775" style:font-size-asian="8.75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font-size="10pt" officeooo:rsid="004c1775" officeooo:paragraph-rsid="004c1775" style:font-size-asian="8.75pt" style:font-size-complex="10pt"/>
    </style:style>
    <style:style style:name="P23" style:family="paragraph" style:parent-style-name="Table_20_Contents">
      <style:text-properties fo:font-size="10pt" officeooo:rsid="0063faba" officeooo:paragraph-rsid="0064db33" style:font-size-asian="8.75pt" style:font-size-complex="10pt"/>
    </style:style>
    <style:style style:name="P24" style:family="paragraph" style:parent-style-name="Table_20_Contents">
      <style:text-properties fo:font-size="10pt" officeooo:rsid="0064db33" officeooo:paragraph-rsid="0064db33" style:font-size-asian="8.75pt" style:font-size-complex="10pt"/>
    </style:style>
    <style:style style:name="P25" style:family="paragraph" style:parent-style-name="Standard"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0.5pt" fo:font-weight="bold" officeooo:paragraph-rsid="003c7e01" style:font-size-asian="10.5pt" style:font-weight-asian="bold" style:font-size-complex="10.5pt" style:font-weight-complex="bold"/>
    </style:style>
    <style:style style:name="P27" style:family="paragraph" style:parent-style-name="Standard">
      <style:text-properties fo:font-size="10.5pt" fo:font-weight="bold" officeooo:paragraph-rsid="006ce06e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fo:font-size="10.5pt" style:font-size-asian="10.5pt" style:font-size-complex="10.5pt"/>
    </style:style>
    <style:style style:name="P29" style:family="paragraph" style:parent-style-name="Standard">
      <style:text-properties fo:font-weight="normal" officeooo:paragraph-rsid="00540175" style:font-weight-asian="normal" style:font-weight-complex="normal"/>
    </style:style>
    <style:style style:name="P30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9pt" officeooo:rsid="00148e14" officeooo:paragraph-rsid="004d2adb" style:font-size-asian="7.84999990463257pt" style:font-size-complex="9pt"/>
    </style:style>
    <style:style style:name="P31" style:family="paragraph" style:parent-style-name="Table_20_Contents">
      <style:text-properties fo:color="#3465a4" loext:opacity="100%" fo:font-size="15pt" officeooo:rsid="005c9e66" officeooo:paragraph-rsid="005c9e66" style:font-size-asian="15pt" style:font-size-complex="15pt"/>
    </style:style>
    <style:style style:name="P32" style:family="paragraph" style:parent-style-name="Table_20_Contents">
      <style:text-properties fo:color="#3465a4" loext:opacity="100%" fo:font-size="15pt" officeooo:rsid="0063faba" officeooo:paragraph-rsid="0063faba" style:font-size-asian="15pt" style:font-size-complex="15pt"/>
    </style:style>
    <style:style style:name="P33" style:family="paragraph" style:parent-style-name="Table_20_Contents">
      <style:paragraph-properties fo:margin-top="0in" fo:margin-bottom="0in" style:contextual-spacing="false"/>
      <style:text-properties fo:color="#3465a4" loext:opacity="100%" fo:font-size="15pt" style:font-size-asian="15pt" style:font-size-complex="15pt"/>
    </style:style>
    <style:style style:name="P34" style:family="paragraph" style:parent-style-name="Table_20_Contents">
      <loext:graphic-properties draw:fill="none"/>
      <style:paragraph-properties fo:margin-left="0in" fo:margin-right="0in" fo:margin-top="0in" fo:margin-bottom="0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fo:font-size="15pt" officeooo:rsid="004d2adb" officeooo:paragraph-rsid="004d2adb" style:font-size-asian="15pt" style:font-size-complex="15pt"/>
    </style:style>
    <style:style style:name="P35" style:family="paragraph" style:parent-style-name="Text_20_body">
      <style:paragraph-properties fo:margin-top="0in" fo:margin-bottom="0in" style:contextual-spacing="false" fo:line-height="100%"/>
    </style:style>
    <style:style style:name="P36" style:family="paragraph" style:parent-style-name="Standard" style:list-style-name="L1">
      <style:paragraph-properties fo:margin-top="0in" fo:margin-bottom="0.0402in" style:contextual-spacing="false"/>
      <style:text-properties fo:font-size="10pt" officeooo:rsid="00588f04" officeooo:paragraph-rsid="00540175" style:font-size-asian="10pt" style:font-size-complex="10pt"/>
    </style:style>
    <style:style style:name="P37" style:family="paragraph" style:parent-style-name="Standard" style:list-style-name="L2">
      <style:paragraph-properties fo:margin-top="0in" fo:margin-bottom="0.0402in" style:contextual-spacing="false"/>
      <style:text-properties fo:font-size="10pt" officeooo:rsid="0029a513" officeooo:paragraph-rsid="007bd048" style:font-size-asian="10pt" style:font-size-complex="10pt"/>
    </style:style>
    <style:style style:name="P38" style:family="paragraph" style:parent-style-name="Standard" style:list-style-name="L2">
      <style:paragraph-properties fo:margin-top="0in" fo:margin-bottom="0.0402in" style:contextual-spacing="false"/>
      <style:text-properties fo:font-size="10pt" officeooo:rsid="0029a513" officeooo:paragraph-rsid="00540175" style:font-size-asian="10pt" style:font-size-complex="10pt"/>
    </style:style>
    <style:style style:name="P39" style:family="paragraph" style:parent-style-name="Standard" style:list-style-name="L2">
      <style:paragraph-properties fo:margin-top="0in" fo:margin-bottom="0.0402in" style:contextual-spacing="false"/>
      <style:text-properties fo:font-size="10pt" officeooo:rsid="0029a513" officeooo:paragraph-rsid="0076f2d6" style:font-size-asian="10pt" style:font-size-complex="10pt"/>
    </style:style>
    <style:style style:name="P40" style:family="paragraph" style:parent-style-name="Standard" style:list-style-name="L3">
      <style:paragraph-properties fo:margin-top="0in" fo:margin-bottom="0.0402in" style:contextual-spacing="false"/>
      <style:text-properties fo:font-size="10pt" fo:font-weight="normal" officeooo:rsid="00257af7" officeooo:paragraph-rsid="006ce06e" style:font-size-asian="10pt" style:font-weight-asian="normal" style:font-size-complex="10pt" style:font-weight-complex="normal"/>
    </style:style>
    <style:style style:name="P41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d2adb" officeooo:paragraph-rsid="006e3208" style:font-size-asian="8.75pt" style:font-weight-asian="normal" style:font-size-complex="10pt" style:font-weight-complex="normal"/>
    </style:style>
    <style:style style:name="P42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3" style:family="paragraph" style:parent-style-name="Standard" style:list-style-name="L6">
      <loext:graphic-properties draw:fill="none"/>
      <style:paragraph-properties fo:margin-top="0in" fo:margin-bottom="0.0402in" style:contextual-spacing="false" fo:background-color="transparent"/>
      <style:text-properties fo:font-size="10pt" fo:font-weight="normal" officeooo:rsid="004e6670" officeooo:paragraph-rsid="006e3208" style:font-size-asian="8.75pt" style:font-weight-asian="normal" style:font-size-complex="10pt" style:font-weight-complex="normal"/>
    </style:style>
    <style:style style:name="P44" style:family="paragraph" style:parent-style-name="Standard" style:list-style-name="L6">
      <style:paragraph-properties fo:margin-top="0in" fo:margin-bottom="0.0402in" style:contextual-spacing="false"/>
      <style:text-properties fo:font-size="10pt" fo:font-weight="normal" officeooo:rsid="004e87d0" officeooo:paragraph-rsid="006e3208" style:font-size-asian="8.75pt" style:font-weight-asian="normal" style:font-size-complex="10pt" style:font-weight-complex="normal"/>
    </style:style>
    <style:style style:name="P45" style:family="paragraph" style:parent-style-name="Table_20_Contents" style:list-style-name="L4">
      <style:paragraph-properties fo:margin-top="0in" fo:margin-bottom="0.0402in" style:contextual-spacing="false"/>
      <style:text-properties fo:font-size="10pt" officeooo:rsid="005c9e66" officeooo:paragraph-rsid="00706d1d" style:font-size-asian="10pt" style:font-size-complex="10pt"/>
    </style:style>
    <style:style style:name="P46" style:family="paragraph" style:parent-style-name="Table_20_Contents" style:list-style-name="L4">
      <style:paragraph-properties fo:margin-top="0in" fo:margin-bottom="0.0402in" style:contextual-spacing="false"/>
      <style:text-properties fo:font-size="10pt" officeooo:rsid="005c9e66" officeooo:paragraph-rsid="005c9e66" style:font-size-asian="10pt" style:font-size-complex="10pt"/>
    </style:style>
    <style:style style:name="P47" style:family="paragraph" style:parent-style-name="Table_20_Contents" style:list-style-name="L5">
      <style:text-properties fo:font-size="10pt" style:font-size-asian="10pt" style:font-size-complex="10pt"/>
    </style:style>
    <style:style style:name="P48" style:family="paragraph" style:parent-style-name="Table_20_Contents" style:list-style-name="L8">
      <style:text-properties fo:font-size="10pt" officeooo:rsid="0063faba" officeooo:paragraph-rsid="0064db33" style:font-size-asian="8.75pt" style:font-size-complex="10pt"/>
    </style:style>
    <style:style style:name="P49" style:family="paragraph" style:parent-style-name="Table_20_Contents" style:list-style-name="L9">
      <style:text-properties fo:font-size="10pt" officeooo:rsid="0064db33" officeooo:paragraph-rsid="0064db33" style:font-size-asian="8.75pt" style:font-size-complex="10pt"/>
    </style:style>
    <style:style style:name="P50" style:family="paragraph" style:parent-style-name="Table_20_Contents" style:list-style-name="L7">
      <style:text-properties officeooo:paragraph-rsid="004c1775"/>
    </style:style>
    <style:style style:name="P51" style:family="paragraph" style:parent-style-name="Table_20_Contents" style:list-style-name="L7">
      <style:text-properties officeooo:rsid="004c1775" officeooo:paragraph-rsid="004c1775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97dc3" style:font-size-asian="10pt" style:font-size-complex="10pt"/>
    </style:style>
    <style:style style:name="T3" style:family="text">
      <style:text-properties fo:font-size="10pt" officeooo:rsid="003c7e01" style:font-size-asian="10pt" style:font-size-complex="10pt"/>
    </style:style>
    <style:style style:name="T4" style:family="text">
      <style:text-properties fo:font-size="10pt" fo:font-weight="bold" style:font-size-asian="8.75pt" style:font-weight-asian="bold" style:font-size-complex="10pt" style:font-weight-complex="bold"/>
    </style:style>
    <style:style style:name="T5" style:family="text">
      <style:text-properties fo:font-size="10pt" fo:font-weight="bold" officeooo:rsid="004c1775" style:font-size-asian="8.75pt" style:font-weight-asian="bold" style:font-size-complex="10pt" style:font-weight-complex="bold"/>
    </style:style>
    <style:style style:name="T6" style:family="text">
      <style:text-properties fo:font-size="10pt" fo:font-weight="normal" officeooo:rsid="003c7e01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97dc3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a1c330" style:font-size-asian="10pt" style:font-weight-asian="normal" style:font-size-complex="10pt" style:font-weight-complex="normal"/>
    </style:style>
    <style:style style:name="T9" style:family="text">
      <style:text-properties fo:font-size="10pt" fo:font-weight="normal" style:font-size-asian="8.75pt" style:font-weight-asian="normal" style:font-size-complex="10pt" style:font-weight-complex="normal"/>
    </style:style>
    <style:style style:name="T10" style:family="text">
      <style:text-properties fo:font-size="10pt" officeooo:rsid="004c1775" style:font-size-asian="8.75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c7e01" style:font-weight-asian="normal" style:font-weight-complex="normal"/>
    </style:style>
    <style:style style:name="T14" style:family="text">
      <style:text-properties fo:font-weight="normal" officeooo:rsid="004ad8ba" style:font-weight-asian="normal" style:font-weight-complex="normal"/>
    </style:style>
    <style:style style:name="T15" style:family="text">
      <style:text-properties fo:font-weight="normal" officeooo:rsid="00197dc3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4ad8ba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officeooo:rsid="004ad8ba"/>
    </style:style>
    <style:style style:name="T20" style:family="text">
      <style:text-properties officeooo:rsid="004f4b9e"/>
    </style:style>
    <style:style style:name="T21" style:family="text">
      <style:text-properties officeooo:rsid="005990fb"/>
    </style:style>
    <style:style style:name="T22" style:family="text">
      <style:text-properties officeooo:rsid="005dd7fe"/>
    </style:style>
    <style:style style:name="T23" style:family="text">
      <style:text-properties officeooo:rsid="0061e684"/>
    </style:style>
    <style:style style:name="T24" style:family="text">
      <style:text-properties officeooo:rsid="0066c704"/>
    </style:style>
    <style:style style:name="T25" style:family="text">
      <style:text-properties officeooo:rsid="00703749"/>
    </style:style>
    <style:style style:name="T26" style:family="text">
      <style:text-properties officeooo:rsid="00706d1d"/>
    </style:style>
    <style:style style:name="T27" style:family="text">
      <style:text-properties officeooo:rsid="00721992"/>
    </style:style>
    <style:style style:name="T28" style:family="text">
      <style:text-properties officeooo:rsid="0073cf2b"/>
    </style:style>
    <style:style style:name="T29" style:family="text">
      <style:text-properties officeooo:rsid="0075e5d3"/>
    </style:style>
    <style:style style:name="T30" style:family="text">
      <style:text-properties officeooo:rsid="0076f2d6"/>
    </style:style>
    <style:style style:name="T31" style:family="text">
      <style:text-properties officeooo:rsid="0078c7e8"/>
    </style:style>
    <style:style style:name="T32" style:family="text">
      <style:text-properties officeooo:rsid="00791199"/>
    </style:style>
    <style:style style:name="T33" style:family="text">
      <style:text-properties officeooo:rsid="007ac30d"/>
    </style:style>
    <style:style style:name="T34" style:family="text">
      <style:text-properties officeooo:rsid="007bd048"/>
    </style:style>
    <style:style style:name="T35" style:family="text">
      <style:text-properties officeooo:rsid="007c956d"/>
    </style:style>
    <style:style style:name="T36" style:family="text">
      <style:text-properties officeooo:rsid="00817e1a"/>
    </style:style>
    <style:style style:name="T37" style:family="text">
      <style:text-properties officeooo:rsid="0084395b"/>
    </style:style>
    <style:style style:name="T38" style:family="text">
      <style:text-properties officeooo:rsid="0085496d"/>
    </style:style>
    <style:style style:name="T39" style:family="text">
      <style:text-properties officeooo:rsid="0085e36c"/>
    </style:style>
    <style:style style:name="T40" style:family="text">
      <style:text-properties officeooo:rsid="0087d871"/>
    </style:style>
    <style:style style:name="T41" style:family="text">
      <style:text-properties officeooo:rsid="0089b84c"/>
    </style:style>
    <style:style style:name="T42" style:family="text">
      <style:text-properties officeooo:rsid="008ab96f"/>
    </style:style>
    <style:style style:name="T43" style:family="text">
      <style:text-properties officeooo:rsid="008f4214"/>
    </style:style>
    <style:style style:name="T44" style:family="text">
      <style:text-properties officeooo:rsid="009122c0"/>
    </style:style>
    <style:style style:name="T45" style:family="text">
      <style:text-properties officeooo:rsid="0091b301"/>
    </style:style>
    <style:style style:name="T46" style:family="text">
      <style:text-properties officeooo:rsid="009500b0"/>
    </style:style>
    <style:style style:name="T47" style:family="text">
      <style:text-properties officeooo:rsid="00966550"/>
    </style:style>
    <style:style style:name="T48" style:family="text">
      <style:text-properties officeooo:rsid="00985a2d"/>
    </style:style>
    <style:style style:name="T49" style:family="text">
      <style:text-properties officeooo:rsid="009a4d31"/>
    </style:style>
    <style:style style:name="T50" style:family="text">
      <style:text-properties officeooo:rsid="009a86b1"/>
    </style:style>
    <style:style style:name="T51" style:family="text">
      <style:text-properties officeooo:rsid="009f1517"/>
    </style:style>
    <style:style style:name="T52" style:family="text">
      <style:text-properties officeooo:rsid="00a01a53"/>
    </style:style>
    <style:style style:name="T53" style:family="text"/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Abu Jobaer</text:p>
            <text:p text:style-name="P10">Rajshahi, Bangladesh</text:p>
            <text:p text:style-name="P30"><text:span text:style-name="T1">Email: </text:span><text:a xlink:type="simple" xlink:href="mailto:itsunclexo@gmail.com" text:style-name="Internet_20_link" text:visited-style-name="Visited_20_Internet_20_Link"><text:span text:style-name="T1">itsunclexo@gmail.com</text:span></text:a></text:p>
            <text:p text:style-name="P9">Mobile: +8801718839535</text:p>
          </table:table-cell>
          <table:table-cell table:style-name="Table1.B1" office:value-type="string">
            <text:p text:style-name="P5"><text:a xlink:type="simple" xlink:href="https://github.com/unclexo" text:style-name="Internet_20_link" text:visited-style-name="Visited_20_Internet_20_Link">github.com/unclexo</text:a></text:p>
            <text:p text:style-name="P5"><text:a xlink:type="simple" xlink:href="https://medium.com/@unclexo" text:style-name="Internet_20_link" text:visited-style-name="Visited_20_Internet_20_Link">medium.com/@unclexo</text:a></text:p>
            <text:p text:style-name="P5"><text:a xlink:type="simple" xlink:href="https://www.linkedin.com/in/unclexo/" text:style-name="Internet_20_link" text:visited-style-name="Visited_20_Internet_20_Link">linkedin.com/in/unclexo</text:a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T43">P</text:span>roficient in <text:span text:style-name="T43">writing performant and</text:span> scalable web apps, and JavaScript ecosystem (2012–present).</text:p>
          </table:table-cell>
        </table:table-row>
      </table:table>
      <text:p text:style-name="P1"/>
      <table:table table:name="Table9" table:style-name="Table9">
        <table:table-column table:style-name="Table9.A"/>
        <table:table-row>
          <table:table-cell table:style-name="Table9.A1" office:value-type="string">
            <text:p text:style-name="P31">Work Experienc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span text:style-name="T16">Lead Software Engineer,</text:span> <text:span text:style-name="T13">Xerone IT, </text:span><text:span text:style-name="T14">Bangladesh</text:span></text:p>
          </table:table-cell>
          <table:table-cell table:style-name="Table2.A1" office:value-type="string">
            <text:p text:style-name="P26"><text:span text:style-name="T13">J</text:span><text:span text:style-name="T6">anuary 2021 - </text:span><text:span text:style-name="T8">Present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9"><text:span text:style-name="T2">A</text:span><text:span text:style-name="T3">chievements</text:span></text:p>
            <text:list xml:id="list1190868060" text:style-name="L1">
              <text:list-item>
                <text:p text:style-name="P36">Led two teams of software engineers building two successful <text:span text:style-name="T33">SaaS </text:span>projects that took the company to next level.</text:p>
              </text:list-item>
              <text:list-item>
                <text:p text:style-name="P36">Autonomously led and architected a framework for making a long-tailed bot which reduced the hassle of making a bot <text:span text:style-name="T35">100% </text:span>using nested HTML forms. The project brought revolutionary success to the company.</text:p>
              </text:list-item>
              <text:list-item>
                <text:p text:style-name="P36">Scaled a SaaS application to handle 50 concurrent requests (130 million per month) from 20,000 users ensuring high availability during times of high traffic and high throughput. Applied distributed Monolithic Architecture.</text:p>
              </text:list-item>
              <text:list-item>
                <text:p text:style-name="P36">Met the company’s goals by developing strategies <text:span text:style-name="T23">for teams</text:span> – <text:span text:style-name="T33">mentored software engineers</text:span>, delivered projects on time, reduced development time by 35% <text:span text:style-name="T33">following</text:span> Kanban, modul<text:span text:style-name="T23">ar approach</text:span>, and best practices.</text:p>
              </text:list-item>
            </text:list>
            <text:p text:style-name="P6"/>
            <text:p text:style-name="P19">Skills: React.js, <text:span text:style-name="T25">Vue.js, JavaScript,</text:span> Node.js, HTML5, CSS3, HAProxy, AWS, <text:span text:style-name="T46">Git, </text:span><text:span text:style-name="T47">Docker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<text:span text:style-name="T16">Senior Software Engineer</text:span>, <text:span text:style-name="T13">Xerone IT, </text:span><text:span text:style-name="T14">Bangladesh</text:span></text:p>
          </table:table-cell>
          <table:table-cell table:style-name="Table3.A1" office:value-type="string">
            <text:p text:style-name="P3">April 2019 to December 2020</text:p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text:span text:style-name="T15">A</text:span><text:span text:style-name="T12">chievements</text:span></text:p>
            <text:list xml:id="list726720786" text:style-name="L2">
              <text:list-item>
                <text:list>
                  <text:list-item>
                    <text:p text:style-name="P37">Increased sales by up to <text:span text:style-name="T34">5</text:span>% after I designed <text:span text:style-name="T34">two</text:span> <text:span text:style-name="T34">drag-</text:span><text:span text:style-name="T44">and-</text:span><text:span text:style-name="T34">drop featured modules -</text:span> form builder <text:span text:style-name="T34">and simple email template builder </text:span>for a market-leading web application.</text:p>
                  </text:list-item>
                  <text:list-item>
                    <text:p text:style-name="P38"><text:span text:style-name="T29">O</text:span>ptimized several apps, up to 40%, <text:span text:style-name="T29">reducing</text:span> misused O(n2) <text:span text:style-name="T29">loops</text:span>, <text:span text:style-name="T30">caching </text:span>uncached variables,<text:span text:style-name="T29"> </text:span><text:span text:style-name="T30">and </text:span><text:span text:style-name="T29">writing reusable and maintainable components.</text:span> <text:span text:style-name="T29">Redesigned a couple of web applications </text:span><text:span text:style-name="T31">which increased </text:span><text:span text:style-name="T45">sale by </text:span><text:span text:style-name="T31">10%</text:span><text:span text:style-name="T29">.</text:span></text:p>
                  </text:list-item>
                  <text:list-item>
                    <text:p text:style-name="P39">Performed code reviews a l<text:span text:style-name="T28">ot </text:span><text:span text:style-name="T32">producing</text:span> <text:span text:style-name="T32">clean</text:span> an<text:span text:style-name="T32">d</text:span><text:span text:style-name="T28"> efficient code</text:span>. Wrote unit and integration tests.</text:p>
                  </text:list-item>
                </text:list>
              </text:list-item>
            </text:list>
            <text:p text:style-name="P8"/>
            <text:p text:style-name="P18">Skills: React.js, <text:span text:style-name="T36">Vue.js</text:span>, <text:span text:style-name="T42">JavaScript</text:span>, HTML5, CSS3, AWS, DigitalOcean, <text:span text:style-name="T46">Git</text:span></text:p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7"><text:span text:style-name="T17">Lead Developer</text:span><text:span text:style-name="T14">, Visvabangla IT (currently Shunno IT), Bangladesh</text:span></text:p>
          </table:table-cell>
          <table:table-cell table:style-name="Table15.A1" office:value-type="string">
            <text:p text:style-name="P4">January 2018 to February 2019</text:p>
          </table:table-cell>
        </table:table-row>
        <table:table-row>
          <table:table-cell table:style-name="Table15.A1" table:number-columns-spanned="2" office:value-type="string">
            <text:p text:style-name="P16">Achievements </text:p>
            <text:list xml:id="list3822710611" text:style-name="L3">
              <text:list-item>
                <text:p text:style-name="P40">Led two projects successfully during my tenure – <text:span text:style-name="T38">a Single Page Application (SPA) consuming RESTful APIs and </text:span><text:span text:style-name="T40">an</text:span><text:span text:style-name="T38"> SSR </text:span><text:span text:style-name="T39">app</text:span>. Used agile methodology (Kanban) for development prioritizing the most critical modules first. As a result, both projects were delivered within the estimated timeframe with a success rate of 100%.</text:p>
              </text:list-item>
              <text:list-item>
                <text:p text:style-name="P40">Managed research and development for high-demand local products, resulting in a 40% revenue increase for the company. Additionally, managed financial resources, including payments for cloud services, domains, and hardware, <text:span text:style-name="T38">which contributed to</text:span> overall profitability. </text:p>
              </text:list-item>
            </text:list>
            <text:p text:style-name="P17">Skills: React.js, <text:span text:style-name="T48">Vue.js, </text:span>Socketio.js, Express.js, JavaScript, Node.js, <text:span text:style-name="T49">HTML5, CSS3, </text:span>AWS, <text:span text:style-name="T50">Git</text:span></text:p>
          </table:table-cell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text:span text:style-name="T18">Full-Stack Developer</text:span>, Costa Blanca Marketing, <text:span text:style-name="T24">Alicante, </text:span><text:span text:style-name="T19">Spain</text:span></text:p>
          </table:table-cell>
          <table:table-cell table:style-name="Table4.A1" office:value-type="string">
            <text:p text:style-name="P4">June 2015 to December 2017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Achievements</text:p>
            <text:list xml:id="list179514354" text:style-name="L4">
              <text:list-item>
                <text:p text:style-name="P45">Took full responsibility for web development and built <text:span text:style-name="T27">a number of</text:span> successful web applications <text:span text:style-name="T26">from </text:span><text:span text:style-name="T27">scratch</text:span> for <text:span text:style-name="T27">several industries including</text:span> real estate, e-commerce, education, hotel booking, and property listing.</text:p>
              </text:list-item>
              <text:list-item>
                <text:p text:style-name="P46">Tested and deployed every web application to the production server. Maintained multiple servers for clients.</text:p>
              </text:list-item>
            </text:list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3"><text:span text:style-name="T18">Freelance Web Developer</text:span>, Freelancer.com</text:p>
          </table:table-cell>
          <table:table-cell table:style-name="Table17.A1" office:value-type="string">
            <text:p text:style-name="P4">December 2012 - May 2015</text:p>
          </table:table-cell>
        </table:table-row>
        <table:table-row table:style-name="Table17.2">
          <table:table-cell table:style-name="Table17.A1" table:number-columns-spanned="2" office:value-type="string">
            <text:list xml:id="list1862267559" text:style-name="L5">
              <text:list-item>
                <text:p text:style-name="P47">As a freelance web developer, built custom responsive websites using standard HTML<text:span text:style-name="T27">5</text:span>/CSS<text:span text:style-name="T27">3 and best</text:span> practices, <text:soft-page-break/>designed and customized WordPress themes and plugins to ensure 100% client satisfaction.</text:p>
              </text:list-item>
            </text:list>
          </table:table-cell>
          <table:covered-table-cell/>
        </table:table-row>
      </table:table>
      <text:p text:style-name="P1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">Technologies and Languages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list xml:id="list3279844211" text:style-name="L6">
              <text:list-item>
                <text:p text:style-name="P41"><text:span text:style-name="T11">Languages</text:span>: JavaScript, <text:span text:style-name="T37">TypeScript</text:span>, HTML5/CSS3</text:p>
              </text:list-item>
              <text:list-item>
                <text:p text:style-name="P42"><text:span text:style-name="T11">Technologies</text:span>: React.js, <text:span text:style-name="T41">Vue.js</text:span>, Jest, TDD, Tailwind CSS, Bootstrap, REST <text:span text:style-name="T51">APIs</text:span>, G<text:span text:style-name="T52">it</text:span>, Docker</text:p>
              </text:list-item>
              <text:list-item>
                <text:p text:style-name="P43"><text:span text:style-name="T11">Architecture</text:span>: OOP, SOLID, Design Patterns, <text:span text:style-name="T41">DRY</text:span></text:p>
              </text:list-item>
              <text:list-item>
                <text:p text:style-name="P44"><text:span text:style-name="T11">Other</text:span>: <text:span text:style-name="T21">Provlem Solving, </text:span><text:span text:style-name="T20">DSA</text:span>, <text:span text:style-name="T20">Unit </text:span><text:span text:style-name="T22">&amp; Integration Testing</text:span></text:p>
              </text:list-item>
            </text:list>
          </table:table-cell>
        </table:table-row>
      </table:table>
      <text:p text:style-name="P3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Education and Certifications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list xml:id="list1729430933" text:style-name="L7">
              <text:list-item>
                <text:p text:style-name="P51"><text:span text:style-name="T4">Web Development Training</text:span><text:span text:style-name="T9">, Rajshahi University Campus</text:span></text:p>
              </text:list-item>
              <text:list-item>
                <text:p text:style-name="P50"><text:span text:style-name="T5">Bachelor of Arts</text:span><text:span text:style-name="T10">, </text:span><text:span text:style-name="T5">Sanskrit Language</text:span><text:span text:style-name="T10">, University of Rajshahi, Bangladesh</text:span></text:p>
              </text:list-item>
            </text:list>
          </table:table-cell>
          <table:table-cell table:style-name="Table6.A1" office:value-type="string">
            <text:p text:style-name="P22">2011-2013</text:p>
            <text:p text:style-name="P22">2007-2012</text:p>
          </table:table-cell>
        </table:table-row>
      </table:table>
      <text:p text:style-name="P2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2">Online Publications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3">SOLID Principles</text:p>
            <text:list xml:id="list968244255" text:style-name="L8">
              <text:list-item>
                <text:p text:style-name="P48"><text:a xlink:type="simple" xlink:href="https://medium.com/@unclexo/srp-single-responsibility-principle-c7c4ed7c79f1" office:target-frame-name="_blank" xlink:show="new" text:style-name="Internet_20_link" text:visited-style-name="Visited_20_Internet_20_Link">Single Responsibility Principle</text:a></text:p>
              </text:list-item>
              <text:list-item>
                <text:p text:style-name="P48"><text:a xlink:type="simple" xlink:href="https://medium.com/@unclexo/ocp-the-open-closed-principle-33eab31c7b92" office:target-frame-name="_blank" xlink:show="new" text:style-name="Internet_20_link" text:visited-style-name="Visited_20_Internet_20_Link">Open-Closed Principle</text:a></text:p>
              </text:list-item>
              <text:list-item>
                <text:p text:style-name="P48"><text:a xlink:type="simple" xlink:href="https://medium.com/swlh/lsp-liskov-substitution-principle-24311d1f854" office:target-frame-name="_blank" xlink:show="new" text:style-name="Internet_20_link" text:visited-style-name="Visited_20_Internet_20_Link">Liskov Substitution Principle</text:a></text:p>
              </text:list-item>
              <text:list-item>
                <text:p text:style-name="P48"><text:a xlink:type="simple" xlink:href="https://medium.com/swlh/isp-the-interface-segregation-principle-a3416f3ac8f5" office:target-frame-name="_blank" xlink:show="new" text:style-name="Internet_20_link" text:visited-style-name="Visited_20_Internet_20_Link">Interface Segregation Principle</text:a></text:p>
              </text:list-item>
              <text:list-item>
                <text:p text:style-name="P48"><text:a xlink:type="simple" xlink:href="https://medium.com/@unclexo/dip-dependency-inversion-principle-77ef85e6f656" office:target-frame-name="_blank" xlink:show="new" text:style-name="Internet_20_link" text:visited-style-name="Visited_20_Internet_20_Link">Dependency-Inversion Principle</text:a></text:p>
              </text:list-item>
            </text:list>
          </table:table-cell>
          <table:table-cell table:style-name="Table16.A1" office:value-type="string">
            <text:p text:style-name="P24">Latest Publications</text:p>
            <text:list xml:id="list2001861143" text:style-name="L9">
              <text:list-item>
                <text:p text:style-name="P49"><text:a xlink:type="simple" xlink:href="https://medium.com/@unclexo/abstract-factory-pattern-getting-different-look-and-feels-cd38ecaa68a8" office:target-frame-name="_blank" xlink:show="new" text:style-name="Internet_20_link" text:visited-style-name="Visited_20_Internet_20_Link">Abstract Factory Pattern — Getting different look-and-feels</text:a></text:p>
              </text:list-item>
              <text:list-item>
                <text:p text:style-name="P49"><text:a xlink:type="simple" xlink:href="https://medium.com/geekculture/chain-of-responsibility-pattern-who-are-taking-the-responsibility-70923b8219a2" office:target-frame-name="_blank" xlink:show="new" text:style-name="Internet_20_link" text:visited-style-name="Visited_20_Internet_20_Link">Chain of Responsibility Pattern — Who are taking the responsibility?</text:a></text:p>
              </text:list-item>
              <text:list-item>
                <text:p text:style-name="P49"><text:a xlink:type="simple" xlink:href="https://medium.com/geekculture/stop-using-constructors-5ae7c91e1502" office:target-frame-name="_blank" xlink:show="new" text:style-name="Internet_20_link" text:visited-style-name="Visited_20_Internet_20_Link">Stop Using Constructors</text:a></text:p>
              </text:list-item>
            </text:list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2:11:36.165382383</meta:creation-date>
    <dc:date>2023-05-31T19:02:31.313141160</dc:date>
    <meta:editing-duration>PT4H19M42S</meta:editing-duration>
    <meta:editing-cycles>56</meta:editing-cycles>
    <meta:generator>LibreOffice/7.3.7.2$Linux_X86_64 LibreOffice_project/30$Build-2</meta:generator>
    <meta:document-statistic meta:table-count="17" meta:image-count="0" meta:object-count="0" meta:page-count="2" meta:paragraph-count="59" meta:word-count="565" meta:character-count="4051" meta:non-whitespace-character-count="3566"/>
  </office:meta>
</office:document-meta>
</file>